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text-indent="0cm" style:auto-text-indent="false">
        <style:tab-stops/>
      </style:paragraph-properties>
    </style:style>
    <style:style style:name="P2" style:family="paragraph" style:parent-style-name="Normal" style:master-page-name="MP0">
      <style:paragraph-properties style:page-number="auto" fo:break-before="page"/>
    </style:style>
    <style:style style:name="P3" style:family="paragraph" style:parent-style-name="Normal" style:list-style-name="L1">
      <style:paragraph-properties fo:margin-left="1.249cm" fo:margin-right="0cm" fo:text-indent="0cm" style:auto-text-indent="false">
        <style:tab-stops/>
      </style:paragraph-properties>
    </style:style>
    <style:style style:name="P4" style:family="paragraph" style:parent-style-name="Normal">
      <style:paragraph-properties fo:margin-left="0cm" fo:margin-right="0cm" fo:text-indent="0cm" style:auto-text-indent="false">
        <style:tab-stops/>
      </style:paragraph-properties>
    </style:style>
    <style:style style:name="P5" style:family="paragraph" style:parent-style-name="Normal" style:list-style-name="L1">
      <style:paragraph-properties fo:margin-left="0cm" fo:margin-right="0cm" fo:text-indent="0cm" style:auto-text-indent="false">
        <style:tab-stops/>
      </style:paragraph-properties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C gérer messages (serveur) :</text:p>
      <text:p text:style-name="Normal">Acteur principal :<text:line-break/> <text:s text:c="3"/><text:tab/>Serveur</text:p>
      <text:p text:style-name="Normal">Acteur secondaire :<text:line-break/><text:tab/>Utilisateur (déjà inscrit ou non), Client android, BDD</text:p>
      <text:p text:style-name="Normal">Objectifs :<text:line-break/><text:tab/>Le Serveur doit gérer l'envoie, la réception et le traitement des messages</text:p>
      <text:p text:style-name="Normal">Préconditions :<text:line-break/><text:tab/>- La BDD est accessible par le Serveur<text:line-break/><text:tab/>- Le Serveur est accessible par le Client</text:p>
      <text:p text:style-name="Normal">Postconditions :<text:line-break/><text:tab/>- L’utilisateur est notifié du résultat</text:p>
      <text:p text:style-name="Normal">Scénario nominal :<text:line-break/><text:tab/>1) Le Serveur reçoit un message de la part d'un client<text:line-break/><text:tab/>2) Le Serveur valide le message (format XML conforme aux DTD)<text:line-break/> <text:tab/>3) Le Serveur parse le message et dégage le éléments pertinants</text:p>
      <text:p text:style-name="Normal"><text:tab/>4) Le Serveur crée les objets en fonctions des éléments du message<text:line-break/> <text:tab/>5) Le Serveur met à jour les informations sur la BDD<text:line-break/> <text:tab/>6) Le Serveur notifie l’Utilisateur du bon déroulement de l’opération<text:line-break/><text:tab/></text:p>
      <text:p text:style-name="Normal">Alternatives :</text:p>
      <text:list xml:id="list7804197617959939374" text:style-name="L1">
        <text:list-header>
          <text:p text:style-name="P3">1) La durée d'un vote prend fin ou l'organisateur met fin au vote<text:line-break/> <text:tab/>1) Le Serveur récolte les données des votes du groupe en lien avec la BDD<text:line-break/> <text:tab/>2) Le Serveur regroupe ces données<text:line-break/> <text:tab/>3) Le Serveur notifie les Utilisateurs en envoyant les données via un message</text:p>
          <text:p text:style-name="P5"/>
        </text:list-header>
      </text:list>
      <text:p text:style-name="P1"><text:tab/>2) Le système de chiffrement est définie</text:p>
      <text:p text:style-name="P1"><text:tab/><text:tab/>1) Le Serveur crypte et décrypte les messages à chaque envoie et réception</text:p>
      <text:p text:style-name="P1"/>
      <text:p text:style-name="P1">Exeptions :</text:p>
      <text:p text:style-name="P1"><text:tab/>1) Début du sénario au point 1 du sénario nominale</text:p>
      <text:p text:style-name="P1"><text:tab/><text:tab/>2) Le Serveur ne valide pas le message</text:p>
      <text:p text:style-name="P1"><text:tab/><text:tab/>3) Le Serveur notifie le client via un code d'erreur</text:p>
      <text:p text:style-name="P1"/>
      <text:p text:style-name="P1"><text:tab/>2) Début du sénario au point 4 du sénario nominale</text:p>
      <text:p text:style-name="P1"><text:tab/><text:tab/>5) Objet non valide</text:p>
      <text:p text:style-name="P1"><text:tab/><text:tab/>6) Le Serveur notifie le client via un message d'erreu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2T14:23:18.56</meta:creation-date>
    <dc:date>2015-04-22T14:59:19.85</dc:date>
    <meta:editing-duration>PT12M11S</meta:editing-duration>
    <meta:editing-cycles>5</meta:editing-cycles>
    <meta:generator>OpenOffice.org/3.4$Win32 OpenOffice.org_project/340m1$Build-9590</meta:generator>
    <meta:document-statistic meta:table-count="0" meta:image-count="0" meta:object-count="0" meta:page-count="1" meta:paragraph-count="19" meta:word-count="252" meta:character-count="1450"/>
  </office:meta>
</office:document-meta>
</file>